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6pt" fo:font-weight="bold" officeooo:rsid="0014f15a" officeooo:paragraph-rsid="0014f15a" style:font-size-asian="6pt" style:font-weight-asian="bold" style:font-size-complex="6pt" style:font-weight-complex="bold"/>
    </style:style>
    <style:style style:name="P2" style:family="paragraph" style:parent-style-name="Standard">
      <style:paragraph-properties>
        <style:tab-stops>
          <style:tab-stop style:position="4.528cm"/>
        </style:tab-stops>
      </style:paragraph-properties>
      <style:text-properties style:font-name="DejaVu Sans Mono" fo:font-size="6pt" fo:font-weight="bold" officeooo:rsid="0014f15a" officeooo:paragraph-rsid="0014f15a" style:font-size-asian="6pt" style:font-weight-asian="bold" style:font-size-complex="6pt" style:font-weight-complex="bold"/>
    </style:style>
    <style:style style:name="P3" style:family="paragraph" style:parent-style-name="Standard">
      <style:paragraph-properties>
        <style:tab-stops>
          <style:tab-stop style:position="4.528cm"/>
        </style:tab-stops>
      </style:paragraph-properties>
      <style:text-properties style:font-name="DejaVu Sans Mono" fo:font-size="6pt" fo:font-weight="bold" officeooo:rsid="0014f15a" officeooo:paragraph-rsid="0015e77a" style:font-size-asian="6pt" style:font-weight-asian="bold" style:font-size-complex="6pt" style:font-weight-complex="bold"/>
    </style:style>
    <style:style style:name="P4" style:family="paragraph" style:parent-style-name="Standard">
      <style:text-properties style:font-name="DejaVu Sans Mono" fo:font-size="6pt" fo:font-weight="bold" officeooo:rsid="0014f15a" officeooo:paragraph-rsid="0015e77a" style:font-size-asian="6pt" style:font-weight-asian="bold" style:font-size-complex="6pt" style:font-weight-complex="bold"/>
    </style:style>
    <style:style style:name="T1" style:family="text">
      <style:text-properties officeooo:rsid="0015e7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text:span text:style-name="T1">IN</text:span>/LED1 <text:s/>| <text:s text:c="3"/>LED2 <text:s text:c="2"/>| <text:s text:c="3"/>LED3</text:p>
      <text:p text:style-name="P2">12V GND PWM|12V GND PWM|12V GND PWM</text:p>
      <text:p text:style-name="P2"/>
      <text:p text:style-name="P4"><text:s text:c="4"/>LED<text:span text:style-name="T1">4</text:span></text:p>
      <text:p text:style-name="P3">12V GND PWM</text:p>
      <text:p text:style-name="P2"/>
      <text:p text:style-name="P4"><text:s text:c="4"/>LED<text:span text:style-name="T1">5</text:span> <text:s text:c="2"/>| <text:span text:style-name="T1">SWITCHES</text:span> <text:s/>| <text:s/><text:span text:style-name="T1">OUT</text:span></text:p>
      <text:p text:style-name="P3">12V GND PWM|<text:span text:style-name="T1">S1 </text:span><text:s/><text:span text:style-name="T1">S2 </text:span><text:s/><text:span text:style-name="T1">S3 </text:span>|<text:span text:style-name="T1">GND</text:span> <text:span text:style-name="T1">5V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Czerski</meta:initial-creator>
    <meta:creation-date>2017-05-24T20:14:48.037184582</meta:creation-date>
    <dc:date>2017-05-24T20:34:24.585300363</dc:date>
    <dc:creator>Marek Czerski</dc:creator>
    <meta:editing-duration>PT4M7S</meta:editing-duration>
    <meta:editing-cycles>1</meta:editing-cycles>
    <meta:document-statistic meta:table-count="0" meta:image-count="0" meta:object-count="0" meta:page-count="1" meta:paragraph-count="6" meta:word-count="28" meta:character-count="145" meta:non-whitespace-character-count="98"/>
    <meta:generator>LibreOffice/5.0.3.2$Linux_X86_64 LibreOffice_project/00m0$Build-2</meta:generator>
  </office:meta>
</office:document-meta>
</file>